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Times New Roman" fo:font-weight="normal" fo:background-color="transparent" style:font-weight-asian="normal" style:font-weight-complex="normal"/>
    </style:style>
    <style:style style:name="P3" style:family="paragraph" style:parent-style-name="Standard">
      <style:text-properties style:font-name="DejaVu Sans" fo:font-size="10pt" style:font-size-asian="10pt" style:font-size-complex="10pt"/>
    </style:style>
    <style:style style:name="P4" style:family="paragraph" style:parent-style-name="Standard">
      <style:text-properties style:font-name="DejaVu Sans Mono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031d8"/>
    </style:style>
    <style:style style:name="T3" style:family="text">
      <style:text-properties officeooo:rsid="00119617"/>
    </style:style>
    <style:style style:name="T4" style:family="text">
      <style:text-properties officeooo:rsid="0013e4c5"/>
    </style:style>
    <style:style style:name="T5" style:family="text">
      <style:text-properties officeooo:rsid="0013e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echo=FALSE, results=hide&gt;&gt;=</text:p>
      <text:p text:style-name="P1">library(<text:span text:style-name="T2">questionr</text:span>)</text:p>
      <text:p text:style-name="P1">@</text:p>
      <text:p text:style-name="P1"/>
      <text:h text:style-name="Heading_20_3" text:outline-level="3">Tableau croisé</text:h>
      <text:p text:style-name="Standard"/>
      <text:p text:style-name="P1">&lt;&lt;echo=FALSE, results=xml&gt;&gt;=</text:p>
      <text:p text:style-name="P1">data(iris)</text:p>
      <text:p text:style-name="P1">tab &lt;- table(cut(iris$Sepal.Length, 4), iris$Species)</text:p>
      <text:p text:style-name="P1"><text:span text:style-name="T5">odfTable.matrix(</text:span>tab)</text:p>
      <text:p text:style-name="P1">@</text:p>
      <text:p text:style-name="P1"/>
      <text:p text:style-name="P2"><text:span text:style-name="T1">L'effectif total du tableau vaut</text:span> \Sexpr{sum(tab)}.</text:p>
      <text:p text:style-name="P3"/>
      <text:h text:style-name="Heading_20_3" text:outline-level="3">Graphique</text:h>
      <text:p text:style-name="Standard"/>
      <text:p text:style-name="P1">&lt;&lt;echo=FALSE, fig=TRUE&gt;&gt;=</text:p>
      <text:p text:style-name="P1">boxplot(Sepal.Length ~ Species, data=iris)</text:p>
      <text:p text:style-name="P1">@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creation-date>2008-09-22T21:36:03</meta:creation-date>
    <dc:date>2013-09-06T16:52:29.614051699</dc:date>
    <meta:editing-cycles>27</meta:editing-cycles>
    <meta:editing-duration>PT2H17M12S</meta:editing-duration>
    <dc:creator>Julien </dc:creator>
    <meta:document-statistic meta:table-count="0" meta:image-count="0" meta:object-count="0" meta:page-count="1" meta:paragraph-count="14" meta:word-count="30" meta:character-count="301" meta:non-whitespace-character-count="285"/>
    <meta:user-defined meta:name="Info 1"/>
    <meta:user-defined meta:name="Info 2"/>
    <meta:user-defined meta:name="Info 3"/>
    <meta:user-defined meta:name="Info 4"/>
  </office:meta>
</office:document-meta>
</file>